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 Slab" svg:font-family="'Roboto Slab', 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369c1" officeooo:paragraph-rsid="000369c1"/>
    </style:style>
    <style:style style:name="P2" style:family="paragraph" style:parent-style-name="Standard">
      <style:text-properties officeooo:rsid="000369c1" officeooo:paragraph-rsid="00043d63"/>
    </style:style>
    <style:style style:name="P3" style:family="paragraph" style:parent-style-name="Standard">
      <style:text-properties fo:font-weight="bold" officeooo:rsid="000369c1" officeooo:paragraph-rsid="000369c1" style:font-weight-asian="bold" style:font-weight-complex="bold"/>
    </style:style>
    <style:style style:name="P4" style:family="paragraph" style:parent-style-name="Standard">
      <style:text-properties fo:font-weight="bold" officeooo:rsid="00043527" officeooo:paragraph-rsid="00043527" style:font-weight-asian="bold" style:font-weight-complex="bold"/>
    </style:style>
    <style:style style:name="P5" style:family="paragraph" style:parent-style-name="Standard">
      <style:text-properties fo:font-weight="bold" officeooo:rsid="00043d63" officeooo:paragraph-rsid="00043d63" style:font-weight-asian="bold" style:font-weight-complex="bold"/>
    </style:style>
    <style:style style:name="P6" style:family="paragraph" style:parent-style-name="Standard">
      <style:text-properties officeooo:rsid="00043527" officeooo:paragraph-rsid="00043527"/>
    </style:style>
    <style:style style:name="P7" style:family="paragraph" style:parent-style-name="Standard">
      <style:text-properties fo:font-weight="normal" officeooo:rsid="00043d63" officeooo:paragraph-rsid="00043d63" style:font-weight-asian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43d63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43d63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 choices</text:p>
      <text:p text:style-name="P1"/>
      <text:p text:style-name="P5">System</text:p>
      <text:p text:style-name="P7">As the users should be able to be host and guest at the same time, we have just a class called r<text:span text:style-name="T3">RegisteredUser</text:span><text:span text:style-name="T1">, and the system has three lists which are the host, guests and both users. In this way, the difference between those user will be made in the code.</text:span></text:p>
      <text:p text:style-name="P3"/>
      <text:p text:style-name="P3">House</text:p>
      <text:p text:style-name="P1">Currently, the house is composed by the class Characteristic because it more visual to understand it, but on the actual implementaction we will use a HashMap to do that</text:p>
      <text:p text:style-name="P1"/>
      <text:p text:style-name="P3">RegisteredUser</text:p>
      <text:p text:style-name="P1">The RegisteredUser class has a method <text:span text:style-name="T3">addOffer(o: Offer)</text:span><text:span text:style-name="T1"> which allows us to add offers to his bought offers if he is a guest, or to his on sale offers list, in case he is a host.</text:span></text:p>
      <text:p text:style-name="P1"><text:span text:style-name="T1">The integer </text:span><text:span text:style-name="T3">status</text:span><text:span text:style-name="T1"> shows whether the user is logged in, baned, or none of them, </text:span><text:span text:style-name="T2">and it is changed my </text:span><text:span text:style-name="T4">changeStatus</text:span><text:span text:style-name="T2"> method. For example, if the paymentSystem detects a fake credit card, he needs to ban the suer, and he uses </text:span><text:span text:style-name="T4">changeStatus</text:span><text:span text:style-name="T2"> for that.</text:span></text:p>
      <text:p text:style-name="P2"/>
      <text:p text:style-name="P4">Comments</text:p>
      <text:p text:style-name="P6">There are three kinds of comments.</text:p>
      <text:p text:style-name="P6">Text comments that can answer to another text comment.</text:p>
      <text:p text:style-name="P6">Rating, a mark from 0 to 10.</text:p>
      <text:p text:style-name="P6">ChangeComment: a comment made by the administrator to let the host know what he shoudl change if he wants his offer to be approved.</text:p>
      <text:p text:style-name="P1"/>
      <text:p text:style-name="P3">Offer</text:p>
      <text:p text:style-name="P1">The integer <text:span text:style-name="T3">status</text:span><text:span text:style-name="T1"> shows whether the offer is available, denied, reserved, bought, or if it needs some changes.</text:span></text:p>
      <text:p text:style-name="P1"><text:span text:style-name="T1">Once the administrator asks for changes in an offer, he needs to include some text, and a </text:span><text:span text:style-name="T3">ChangeComment</text:span><text:span text:style-name="T1"> will be created to let the host know what he sould change. Those comments are not visible to any other user.</text:span></text:p>
      <text:p text:style-name="P6">The condition to know if more than five days have passed since the administrator asked for changes, or since a user reserved the offer, will be includedvia code, as we do not know how can the system check that (maybe a kind of alert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 Slab" svg:font-family="'Roboto Slab', 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1:32:30.408079364</meta:creation-date>
    <dc:date>2018-03-05T11:56:48.242965024</dc:date>
    <meta:editing-duration>PT24M17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313" meta:character-count="1704" meta:non-whitespace-character-count="1408"/>
  </office:meta>
</office:document-meta>
</file>